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P2" style:family="paragraph" style:parent-style-name="Text_20_body" style:list-style-name="L1">
      <style:paragraph-properties fo:padding="0.049cm" fo:border="0.06pt solid #d9d9e3"/>
    </style:style>
    <style:style style:name="P3" style:family="paragraph" style:parent-style-name="Text_20_body" style:list-style-name="L2">
      <style:paragraph-properties fo:margin-top="0cm" fo:margin-bottom="0cm" style:contextual-spacing="false" fo:padding="0.049cm" fo:border="0.06pt solid #d9d9e3"/>
    </style:style>
    <style:style style:name="P4" style:family="paragraph" style:parent-style-name="Text_20_body" style:list-style-name="L2">
      <style:paragraph-properties fo:padding="0.049cm" fo:border="0.06pt solid #d9d9e3"/>
    </style:style>
    <style:style style:name="P5" style:family="paragraph" style:parent-style-name="Text_20_body" style:list-style-name="L3">
      <style:paragraph-properties fo:padding="0.049cm" fo:border="0.06pt solid #d9d9e3"/>
    </style:style>
    <style:style style:name="P6" style:family="paragraph" style:parent-style-name="Text_20_body" style:list-style-name="L4">
      <style:paragraph-properties fo:margin-top="0cm" fo:margin-bottom="0cm" style:contextual-spacing="false" fo:padding="0.049cm" fo:border="0.06pt solid #d9d9e3"/>
    </style:style>
    <style:style style:name="P7" style:family="paragraph" style:parent-style-name="Text_20_body" style:list-style-name="L4">
      <style:paragraph-properties fo:padding="0.049cm" fo:border="0.06pt solid #d9d9e3"/>
    </style:style>
    <style:style style:name="P8" style:family="paragraph" style:parent-style-name="Text_20_body" style:list-style-name="L5">
      <style:paragraph-properties fo:margin-top="0cm" fo:margin-bottom="0cm" style:contextual-spacing="false" fo:padding="0.049cm" fo:border="0.06pt solid #d9d9e3"/>
    </style:style>
    <style:style style:name="P9" style:family="paragraph" style:parent-style-name="Text_20_body" style:list-style-name="L5">
      <style:paragraph-properties fo:padding="0.049cm" fo:border="0.06pt solid #d9d9e3"/>
    </style:style>
    <style:style style:name="P10" style:family="paragraph" style:parent-style-name="Text_20_body" style:list-style-name="L6">
      <style:paragraph-properties fo:margin-top="0cm" fo:margin-bottom="0cm" style:contextual-spacing="false" fo:padding="0.049cm" fo:border="0.06pt solid #d9d9e3"/>
    </style:style>
    <style:style style:name="P11" style:family="paragraph" style:parent-style-name="Text_20_body" style:list-style-name="L6">
      <style:paragraph-properties fo:padding="0.049cm" fo:border="0.06pt solid #d9d9e3"/>
    </style:style>
    <style:style style:name="P12" style:family="paragraph" style:parent-style-name="Text_20_body" style:list-style-name="L7">
      <style:paragraph-properties fo:margin-top="0cm" fo:margin-bottom="0cm" style:contextual-spacing="false" fo:padding="0.049cm" fo:border="0.06pt solid #d9d9e3"/>
    </style:style>
    <style:style style:name="P13" style:family="paragraph" style:parent-style-name="Text_20_body" style:list-style-name="L7">
      <style:paragraph-properties fo:padding="0.049cm" fo:border="0.06pt solid #d9d9e3"/>
    </style:style>
    <style:style style:name="P14" style:family="paragraph" style:parent-style-name="Text_20_body" style:list-style-name="L8">
      <style:paragraph-properties fo:padding="0.049cm" fo:border="0.06pt solid #d9d9e3"/>
    </style:style>
    <style:style style:name="P15" style:family="paragraph" style:parent-style-name="Text_20_body" style:list-style-name="L9">
      <style:paragraph-properties fo:margin-top="0cm" fo:margin-bottom="0cm" style:contextual-spacing="false" fo:padding="0.049cm" fo:border="0.06pt solid #d9d9e3"/>
    </style:style>
    <style:style style:name="P16" style:family="paragraph" style:parent-style-name="Text_20_body" style:list-style-name="L9">
      <style:paragraph-properties fo:padding="0.049cm" fo:border="0.06pt solid #d9d9e3"/>
    </style:style>
    <style:style style:name="P17" style:family="paragraph" style:parent-style-name="Text_20_body" style:list-style-name="L10">
      <style:paragraph-properties fo:margin-top="0cm" fo:margin-bottom="0cm" style:contextual-spacing="false" fo:padding="0.049cm" fo:border="0.06pt solid #d9d9e3"/>
    </style:style>
    <style:style style:name="P18" style:family="paragraph" style:parent-style-name="Text_20_body" style:list-style-name="L10">
      <style:paragraph-properties fo:padding="0.049cm" fo:border="0.06pt solid #d9d9e3"/>
    </style:style>
    <style:style style:name="P19" style:family="paragraph" style:parent-style-name="Text_20_body" style:list-style-name="L11">
      <style:paragraph-properties fo:margin-top="0cm" fo:margin-bottom="0cm" style:contextual-spacing="false" fo:padding="0.049cm" fo:border="0.06pt solid #d9d9e3"/>
    </style:style>
    <style:style style:name="P20" style:family="paragraph" style:parent-style-name="Text_20_body" style:list-style-name="L11">
      <style:paragraph-properties fo:padding="0.049cm" fo:border="0.06pt solid #d9d9e3"/>
    </style:style>
    <style:style style:name="P21" style:family="paragraph" style:parent-style-name="Text_20_body" style:list-style-name="L12">
      <style:paragraph-properties fo:margin-top="0cm" fo:margin-bottom="0cm" style:contextual-spacing="false" fo:padding="0.049cm" fo:border="0.06pt solid #d9d9e3"/>
    </style:style>
    <style:style style:name="P22" style:family="paragraph" style:parent-style-name="Text_20_body" style:list-style-name="L12">
      <style:paragraph-properties fo:padding="0.049cm" fo:border="0.06pt solid #d9d9e3"/>
    </style:style>
    <style:style style:name="P23" style:family="paragraph" style:parent-style-name="Text_20_body">
      <style:paragraph-properties fo:text-align="center" style:justify-single-word="false" fo:padding="0.049cm" fo:border="0.06pt solid #d9d9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line-break/><text:span text:style-name="T2">API Documentation:</text:span></text:p>
      <text:p text:style-name="P1">Description: This API allows users to create, retrieve, update, and delete nudges for their events. A nudge is a promotional message or invitation related to an event. Users can provide details such as the nudge title, image, scheduled time, description, icon, and one-line invitation.</text:p>
      <text:list xml:id="list233082553" text:style-name="L1">
        <text:list-item>
          <text:p text:style-name="P2">Object Data Model: Nudge:</text:p>
        </text:list-item>
      </text:list>
      <text:list xml:id="list2471300821" text:style-name="L2">
        <text:list-item>
          <text:p text:style-name="P3">title: Title of the nudge</text:p>
        </text:list-item>
        <text:list-item>
          <text:p text:style-name="P3">image: Image file (File upload)</text:p>
        </text:list-item>
        <text:list-item>
          <text:p text:style-name="P3">scheduled_time: Scheduled time for sending the nudge (Date + Time) Timestamp</text:p>
        </text:list-item>
        <text:list-item>
          <text:p text:style-name="P3">description: Description of the nudge</text:p>
        </text:list-item>
        <text:list-item>
          <text:p text:style-name="P3">icon: Icon for the nudge</text:p>
        </text:list-item>
        <text:list-item>
          <text:p text:style-name="P4">invitation: One-line invitation for the nudge</text:p>
        </text:list-item>
      </text:list>
      <text:list xml:id="list1921881676" text:style-name="L3">
        <text:list-item>
          <text:p text:style-name="P5">API Endpoints:</text:p>
        </text:list-item>
      </text:list>
      <text:p text:style-name="P1">Base URL: /api/v3/app</text:p>
      <text:p text:style-name="P1">a) Create a Nudge:</text:p>
      <text:list xml:id="list1010968747" text:style-name="L4">
        <text:list-item>
          <text:p text:style-name="P6">Request Type: POST</text:p>
        </text:list-item>
        <text:list-item>
          <text:p text:style-name="P6">API Endpoint: /nudges</text:p>
        </text:list-item>
        <text:list-item>
          <text:p text:style-name="P6">Payload:</text:p>
          <text:list>
            <text:list-item>
              <text:p text:style-name="P6">title: string</text:p>
            </text:list-item>
            <text:list-item>
              <text:p text:style-name="P6">image: file</text:p>
            </text:list-item>
            <text:list-item>
              <text:p text:style-name="P6">scheduled_time: datetime (format: "YYYY-MM-DDThh:mm:ss")</text:p>
            </text:list-item>
            <text:list-item>
              <text:p text:style-name="P6">description: string</text:p>
            </text:list-item>
            <text:list-item>
              <text:p text:style-name="P6">icon: string</text:p>
            </text:list-item>
            <text:list-item>
              <text:p text:style-name="P6">invitation: string</text:p>
            </text:list-item>
          </text:list>
        </text:list-item>
        <text:list-item>
          <text:p text:style-name="P7">Description: Creates a nudge with the provided details.</text:p>
        </text:list-item>
      </text:list>
      <text:p text:style-name="P1">b) Retrieve a Nudge:</text:p>
      <text:list xml:id="list1574557985" text:style-name="L5">
        <text:list-item>
          <text:p text:style-name="P8">Request Type: GET</text:p>
        </text:list-item>
        <text:list-item>
          <text:p text:style-name="P8">API Endpoint: /nudges/:id</text:p>
        </text:list-item>
        <text:list-item>
          <text:p text:style-name="P9">Description: Retrieves a nudge by its unique ID.</text:p>
        </text:list-item>
      </text:list>
      <text:p text:style-name="P1">c) Update a Nudge:</text:p>
      <text:list xml:id="list1731946945" text:style-name="L6">
        <text:list-item>
          <text:p text:style-name="P10">Request Type: PUT</text:p>
        </text:list-item>
        <text:list-item>
          <text:p text:style-name="P10">API Endpoint: /nudges/:id</text:p>
        </text:list-item>
        <text:list-item>
          <text:p text:style-name="P10">Payload: Same as the create payload</text:p>
        </text:list-item>
        <text:list-item>
          <text:p text:style-name="P11">Description: Updates a nudge with the provided details.</text:p>
        </text:list-item>
      </text:list>
      <text:p text:style-name="P1">d) Delete a Nudge:</text:p>
      <text:list xml:id="list3667321343" text:style-name="L7">
        <text:list-item>
          <text:p text:style-name="P12">Request Type: DELETE</text:p>
        </text:list-item>
        <text:list-item>
          <text:p text:style-name="P12">API Endpoint: /nudges/:id</text:p>
        </text:list-item>
        <text:list-item>
          <text:p text:style-name="P13">Description: Deletes a nudge by its unique ID.</text:p>
        </text:list-item>
      </text:list>
      <text:list xml:id="list506313239" text:style-name="L8">
        <text:list-item>
          <text:p text:style-name="P14"><text:soft-page-break/>CRUD Functionalities:</text:p>
        </text:list-item>
      </text:list>
      <text:p text:style-name="P1">Create a Nudge:</text:p>
      <text:list xml:id="list741170363" text:style-name="L9">
        <text:list-item>
          <text:p text:style-name="P15">Request Type: POST</text:p>
        </text:list-item>
        <text:list-item>
          <text:p text:style-name="P15">Base URL: /api/v3/app</text:p>
        </text:list-item>
        <text:list-item>
          <text:p text:style-name="P15">API Endpoint: /nudges</text:p>
        </text:list-item>
        <text:list-item>
          <text:p text:style-name="P15">Payload: { "title": "Nudge Title", "image": (file), "scheduled_time": "2023-06-30T15:00:00", "description": "Nudge description", "icon": "nudge_icon.png", "invitation": "Join us for an amazing event!" }</text:p>
        </text:list-item>
        <text:list-item>
          <text:p text:style-name="P16">Description: Creates a nudge with the provided details.</text:p>
        </text:list-item>
      </text:list>
      <text:p text:style-name="P1">Retrieve a Nudge:</text:p>
      <text:list xml:id="list1149223727" text:style-name="L10">
        <text:list-item>
          <text:p text:style-name="P17">Request Type: GET</text:p>
        </text:list-item>
        <text:list-item>
          <text:p text:style-name="P17">Base URL: /api/v3/app</text:p>
        </text:list-item>
        <text:list-item>
          <text:p text:style-name="P17">API Endpoint: /nudges/:id</text:p>
        </text:list-item>
        <text:list-item>
          <text:p text:style-name="P18">Description: Retrieves a nudge by its unique ID.</text:p>
        </text:list-item>
      </text:list>
      <text:p text:style-name="P1">Update a Nudge:</text:p>
      <text:list xml:id="list1423776394" text:style-name="L11">
        <text:list-item>
          <text:p text:style-name="P19">Request Type: PUT</text:p>
        </text:list-item>
        <text:list-item>
          <text:p text:style-name="P19">Base URL: /api/v3/app</text:p>
        </text:list-item>
        <text:list-item>
          <text:p text:style-name="P19">API Endpoint: /nudges/:id</text:p>
        </text:list-item>
        <text:list-item>
          <text:p text:style-name="P19">Payload: { "title": "Updated Nudge Title", "image": (file), "scheduled_time": "2023-06-30T15:00:00", "description": "Updated nudge description", "icon": "updated_icon.png", "invitation": "Join us for an updated event!" }</text:p>
        </text:list-item>
        <text:list-item>
          <text:p text:style-name="P20">Description: Updates a nudge with the provided details.</text:p>
        </text:list-item>
      </text:list>
      <text:p text:style-name="P1">Delete a Nudge:</text:p>
      <text:list xml:id="list83206021" text:style-name="L12">
        <text:list-item>
          <text:p text:style-name="P21">Request Type: DELETE</text:p>
        </text:list-item>
        <text:list-item>
          <text:p text:style-name="P21">Base URL: /api/v3/app</text:p>
        </text:list-item>
        <text:list-item>
          <text:p text:style-name="P21">API Endpoint: /nudges/:id</text:p>
        </text:list-item>
        <text:list-item>
          <text:p text:style-name="P22">Description: Deletes a nudge by its unique ID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11:00:18.516313777</meta:creation-date>
    <dc:date>2023-06-22T11:06:42.305203246</dc:date>
    <meta:editing-duration>PT6M24S</meta:editing-duration>
    <meta:editing-cycles>1</meta:editing-cycles>
    <meta:document-statistic meta:table-count="0" meta:image-count="0" meta:object-count="0" meta:page-count="2" meta:paragraph-count="58" meta:word-count="360" meta:character-count="2231" meta:non-whitespace-character-count="1975"/>
    <meta:generator>LibreOffice/7.3.7.2$Linux_X86_64 LibreOffice_project/30$Build-2</meta:generator>
  </office:meta>
</office:document-meta>
</file>